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3fa77" officeooo:paragraph-rsid="0013fa77"/>
    </style:style>
    <style:style style:name="P2" style:family="paragraph" style:parent-style-name="Text_20_body">
      <style:text-properties officeooo:rsid="0016f1a2" officeooo:paragraph-rsid="0013fa77"/>
    </style:style>
    <style:style style:name="P3" style:family="paragraph" style:parent-style-name="Heading_20_1">
      <style:text-properties officeooo:rsid="0016f1a2" officeooo:paragraph-rsid="0015b8fb"/>
    </style:style>
    <style:style style:name="T1" style:family="text">
      <style:text-properties officeooo:rsid="0016f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document</text:h>
      <text:p text:style-name="P1">This is a test document. It should <text:span text:style-name="T1">be extractable by Apache Tika.</text:span></text:p>
      <text:p text:style-name="P2">Language is Engli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Kalus</meta:initial-creator>
    <meta:creation-date>2015-04-16T09:43:29.505085238</meta:creation-date>
    <dc:date>2015-04-16T09:45:41.281642167</dc:date>
    <dc:creator>Maximilian Kalus</dc:creator>
    <meta:editing-duration>PT2M1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7" meta:character-count="98" meta:non-whitespace-character-count="84"/>
  </office:meta>
</office:document-meta>
</file>